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officeooo:rsid="0015ae12" officeooo:paragraph-rsid="0015ae12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5ae12" officeooo:paragraph-rsid="0015ae1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823b7" officeooo:paragraph-rsid="001823b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5ae12" officeooo:paragraph-rsid="0015ae12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19e3d1" officeooo:paragraph-rsid="0019e3d1"/>
    </style:style>
    <style:style style:name="P6" style:family="paragraph" style:parent-style-name="Standard">
      <style:text-properties officeooo:paragraph-rsid="0019e3d1"/>
    </style:style>
    <style:style style:name="P7" style:family="paragraph" style:parent-style-name="Standard">
      <style:text-properties style:text-underline-style="solid" style:text-underline-width="auto" style:text-underline-color="font-color" officeooo:rsid="001c0546" officeooo:paragraph-rsid="001c0546"/>
    </style:style>
    <style:style style:name="P8" style:family="paragraph" style:parent-style-name="Standard">
      <style:text-properties style:text-underline-style="none" officeooo:rsid="001c0546" officeooo:paragraph-rsid="001c0546"/>
    </style:style>
    <style:style style:name="P9" style:family="paragraph" style:parent-style-name="Text_20_body">
      <style:text-properties fo:font-size="12pt" style:text-underline-style="solid" style:text-underline-width="auto" style:text-underline-color="font-color" fo:font-weight="normal" officeooo:rsid="001823b7" officeooo:paragraph-rsid="001823b7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style:text-underline-style="none" officeooo:rsid="001c0546" officeooo:paragraph-rsid="001c0546"/>
    </style:style>
    <style:style style:name="P11" style:family="paragraph" style:parent-style-name="Text_20_body">
      <style:text-properties officeooo:paragraph-rsid="001c0546"/>
    </style:style>
    <style:style style:name="P12" style:family="paragraph" style:parent-style-name="Standard" style:list-style-name="L1">
      <style:text-properties fo:font-size="12pt" style:text-underline-style="none" fo:font-weight="normal" officeooo:rsid="0015ae12" officeooo:paragraph-rsid="0015ae12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19e3d1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19e3d1"/>
    </style:style>
    <style:style style:name="P15" style:family="paragraph" style:parent-style-name="Standard" style:list-style-name="L3">
      <style:text-properties officeooo:paragraph-rsid="0019e3d1"/>
    </style:style>
    <style:style style:name="P16" style:family="paragraph" style:parent-style-name="Standard" style:list-style-name="L4">
      <style:text-properties officeooo:paragraph-rsid="0019e3d1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text-properties officeooo:paragraph-rsid="001c0546"/>
    </style:style>
    <style:style style:name="P19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text-underline-style="none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officeooo:rsid="0019e3d1"/>
    </style:style>
    <style:style style:name="T5" style:family="text">
      <style:text-properties fo:color="#ff0000"/>
    </style:style>
    <style:style style:name="T6" style:family="text">
      <style:text-properties fo:font-weight="bold"/>
    </style:style>
    <style:style style:name="T7" style:family="text">
      <style:text-properties fo:color="#000000"/>
    </style:style>
    <style:style style:name="T8" style:family="text">
      <style:text-properties officeooo:rsid="001a8a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 Assignment</text:p>
      <text:p text:style-name="P2"/>
      <text:list xml:id="list541799495517641336" text:style-name="L1">
        <text:list-item>
          <text:p text:style-name="P12">XML stands for eXtensible Markup Language.</text:p>
        </text:list-item>
        <text:list-item>
          <text:p text:style-name="P12">XML is a markup language much like HTML.</text:p>
        </text:list-item>
        <text:list-item>
          <text:p text:style-name="P12">XML was designed to store and transport data.</text:p>
        </text:list-item>
        <text:list-item>
          <text:p text:style-name="P12">XML was designed to be both human- and machine-readable.</text:p>
        </text:list-item>
        <text:list-item>
          <text:p text:style-name="P12">XML plays an important role in many different IT systems.</text:p>
        </text:list-item>
        <text:list-item>
          <text:p text:style-name="P12">XML is often used for distributing data over the Internet.</text:p>
        </text:list-item>
        <text:list-item>
          <text:p text:style-name="P12">It is important (for all types of software developers!) to have a good understanding of XML.</text:p>
        </text:list-item>
      </text:list>
      <text:p text:style-name="P4"/>
      <text:p text:style-name="P3">Structure</text:p>
      <text:p text:style-name="P3"/>
      <text:p text:style-name="P9"><text:span text:style-name="T1">XML documents are formed as </text:span><text:span text:style-name="Strong_20_Emphasis"><text:span text:style-name="T1">element trees</text:span></text:span><text:span text:style-name="T1">.</text:span></text:p>
      <text:p text:style-name="Text_20_body">An XML tree starts at a <text:span text:style-name="Strong_20_Emphasis">root element</text:span> and branches from the root to <text:span text:style-name="Strong_20_Emphasis">child elements</text:span>.</text:p>
      <text:p text:style-name="Text_20_body">All elements can have sub elements (child elements):</text:p>
      <text:p text:style-name="Standard"><text:span text:style-name="T3">&lt;</text:span><text:span text:style-name="T2">root</text:span><text:span text:style-name="T3">&gt;</text:span><text:line-break/>  <text:span text:style-name="T3">&lt;</text:span><text:span text:style-name="T2">child</text:span><text:span text:style-name="T3">&gt;</text:span><text:line-break/>    <text:span text:style-name="T3">&lt;</text:span><text:span text:style-name="T2">subchild</text:span><text:span text:style-name="T3">&gt;</text:span>.....<text:span text:style-name="T3">&lt;</text:span><text:span text:style-name="T2">/subchild</text:span><text:span text:style-name="T3">&gt;</text:span><text:line-break/>  <text:span text:style-name="T3">&lt;</text:span><text:span text:style-name="T2">/child</text:span><text:span text:style-name="T3">&gt;</text:span><text:line-break/><text:span text:style-name="T3">&lt;</text:span><text:span text:style-name="T2">/root</text:span><text:span text:style-name="T3">&gt;</text:span> </text:p>
      <text:p text:style-name="Standard">The terms parent, child, and sibling are used to describe the relationships between elements.</text:p>
      <text:p text:style-name="Standard">All elements can have text content <text:s/>and attributes.</text:p>
      <text:p text:style-name="Standard"/>
      <text:p text:style-name="P5">Example,</text:p>
      <text:p text:style-name="P6"><text:span text:style-name="T4"><text:tab/><text:tab/></text:span><text:span text:style-name="T3">&lt;</text:span><text:span text:style-name="T2">?xml</text:span><text:span text:style-name="T5"> version</text:span><text:span text:style-name="T3">="1.0"</text:span><text:span text:style-name="T5"> encoding</text:span><text:span text:style-name="T3">="UTF-8</text:span><text:span text:style-name="Strong_20_Emphasis"><text:span text:style-name="T3">"</text:span></text:span><text:span text:style-name="T5">?</text:span><text:span text:style-name="T3">&gt;</text:span></text:p>
      <text:list xml:id="list972542651777185610" text:style-name="L2">
        <text:list-item>
          <text:p text:style-name="P13"><text:span text:style-name="T7">A prolog defines the XML version and the character encoding:</text:span><text:span text:style-name="T3"><text:tab/><text:tab/></text:span> </text:p>
        </text:list-item>
      </text:list>
      <text:p text:style-name="P6"><text:span text:style-name="T3"><text:tab/><text:tab/>&lt;</text:span><text:span text:style-name="T2">bookstore</text:span><text:span text:style-name="T3">&gt;</text:span> </text:p>
      <text:list xml:id="list234136956406654670" text:style-name="L3">
        <text:list-item>
          <text:p text:style-name="P15"><text:span text:style-name="T4">This </text:span>is the <text:span text:style-name="T6">root element </text:span>of the document: <text:s text:c="23"/></text:p>
        </text:list-item>
      </text:list>
      <text:p text:style-name="P6"><text:span text:style-name="T4"><text:tab/><text:tab/></text:span><text:span text:style-name="T3">&lt;</text:span><text:span text:style-name="T2">book</text:span><text:span text:style-name="T5"> category</text:span><text:span text:style-name="T3">="cooking"&gt;</text:span> </text:p>
      <text:list xml:id="list2249445520378424397" text:style-name="L4">
        <text:list-item>
          <text:p text:style-name="P16"><text:span text:style-name="T8">This </text:span>line starts a &lt;book&gt; element:<text:tab/><text:tab/></text:p>
        </text:list-item>
      </text:list>
      <text:p text:style-name="P6"><text:tab/><text:tab/><text:span text:style-name="T3">&lt;</text:span><text:span text:style-name="T2">title</text:span><text:span text:style-name="T5"> lang</text:span><text:span text:style-name="T3">="en"&gt;</text:span>Everyday Italian<text:span text:style-name="T3">&lt;</text:span><text:span text:style-name="T2">/title</text:span><text:span text:style-name="T3">&gt;</text:span><text:line-break/><text:tab/><text:tab/><text:span text:style-name="T3">&lt;</text:span><text:span text:style-name="T2">author</text:span><text:span text:style-name="T3">&gt;</text:span>Giada De Laurentiis<text:span text:style-name="T3">&lt;</text:span><text:span text:style-name="T2">/author</text:span><text:span text:style-name="T3">&gt;</text:span><text:line-break/><text:tab/><text:tab/><text:span text:style-name="T3">&lt;</text:span><text:span text:style-name="T2">year</text:span><text:span text:style-name="T3">&gt;</text:span>2005<text:span text:style-name="T3">&lt;</text:span><text:span text:style-name="T2">/year</text:span><text:span text:style-name="T3">&gt;</text:span><text:line-break/><text:tab/><text:tab/><text:span text:style-name="T3">&lt;</text:span><text:span text:style-name="T2">price</text:span><text:span text:style-name="T3">&gt;</text:span>30.00<text:span text:style-name="T3">&lt;</text:span><text:span text:style-name="T2">/price</text:span><text:span text:style-name="T3">&gt;</text:span> </text:p>
      <text:list xml:id="list413946821129324719" text:style-name="L5">
        <text:list-item>
          <text:p text:style-name="P14">The &lt;book&gt; elements have <text:span text:style-name="Strong_20_Emphasis">4 child elements</text:span>: &lt;title&gt;, &lt;author&gt;, &lt;year&gt;, &lt;price&gt;.</text:p>
        </text:list-item>
      </text:list>
      <text:p text:style-name="P6"><text:tab/><text:tab/><text:span text:style-name="T3">&lt;</text:span><text:span text:style-name="T2">/book</text:span><text:span text:style-name="T3">&gt;</text:span> </text:p>
      <text:p text:style-name="P6"><text:tab/><text:tab/><text:span text:style-name="T3">&lt;/</text:span><text:span text:style-name="T2">bookstore</text:span><text:span text:style-name="T3">&gt;</text:span> </text:p>
      <text:p text:style-name="P6"/>
      <text:p text:style-name="P7">Difference betweenXML and HTML</text:p>
      <text:p text:style-name="P8"/>
      <text:p text:style-name="P10">XML and HTML were designed with different goals:</text:p>
      <text:list xml:id="list391258862018252726" text:style-name="L6">
        <text:list-item>
          <text:p text:style-name="P19">XML was designed to carry data - with focus on what data is </text:p>
        </text:list-item>
        <text:list-item>
          <text:p text:style-name="P19">HTML was designed to display data - with focus on how data looks </text:p>
        </text:list-item>
        <text:list-item>
          <text:p text:style-name="P17">XML tags are not predefined like HTML tags are </text:p>
        </text:list-item>
      </text:list>
      <text:p text:style-name="Horizontal_20_Line"/>
      <text:p text:style-name="P8"><text:soft-page-break/></text:p>
      <text:p text:style-name="P7">Uses of XML</text:p>
      <text:p text:style-name="P8"/>
      <text:list xml:id="list7195809243060791354" text:style-name="L7">
        <text:list-item>
          <text:p text:style-name="P18">It simplifies data sharing</text:p>
        </text:list-item>
        <text:list-item>
          <text:p text:style-name="P18">It simplifies data transport</text:p>
        </text:list-item>
        <text:list-item>
          <text:p text:style-name="P18">It simplifies platform changes</text:p>
        </text:list-item>
        <text:list-item>
          <text:p text:style-name="P18">It simplifies data availability</text:p>
        </text:list-item>
      </text:list>
      <text:p text:style-name="P11">Many computer systems contain data in incompatible formats. Exchanging data between incompatible systems (or upgraded systems) is a time-consuming task for web developers. Large amounts of data must be converted, and incompatible data is often lost.</text:p>
      <text:p text:style-name="Text_20_body">XML stores data in plain text format. This provides a software- and hardware-independent way of storing, transporting, and sharing data.</text:p>
      <text:p text:style-name="Text_20_body">XML also makes it easier to expand or upgrade to new operating systems, new applications, or new browsers, without losing data.</text:p>
      <text:p text:style-name="Text_20_body">With XML, data can be available to all kinds of "reading machines" like people, computers, voice machines, news feeds, etc.</text:p>
      <text:p text:style-name="P6"/>
      <text:p text:style-name="P6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9:36:53.661729317</meta:creation-date>
    <dc:date>2018-05-29T10:45:28.266332756</dc:date>
    <meta:editing-duration>PT5M5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61" meta:character-count="2312" meta:non-whitespace-character-count="1944"/>
  </office:meta>
</office:document-meta>
</file>